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928303793895344681" text:style-name="L1">
        <text:list-item>
          <text:list>
            <text:list-header>
              <text:p text:style-name="P9">34.8 miles in the last week</text:p>
              <text:p text:style-name="P11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607845331522458329" text:style-name="L2">
        <text:list-item>
          <text:list>
            <text:list-header>
              <text:p text:style-name="P13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587364" text:continue-numbering="true" text:style-name="L2">
        <text:list-item>
          <text:list>
            <text:list-header>
              <text:p text:style-name="P12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Standard"/>
      <text:p text:style-name="P8"/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31T08:40:34.92</dc:date>
    <dc:creator>James Lombardi</dc:creator>
    <meta:editing-duration>PT23H45M40S</meta:editing-duration>
    <meta:editing-cycles>139</meta:editing-cycles>
    <meta:generator>OpenOffice/4.1.2$Win32 OpenOffice.org_project/412m3$Build-9782</meta:generator>
    <meta:document-statistic meta:table-count="0" meta:image-count="0" meta:object-count="0" meta:page-count="5" meta:paragraph-count="114" meta:word-count="1837" meta:character-count="8797"/>
  </office:meta>
</office:document-meta>
</file>